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f5b" officeooo:paragraph-rsid="0003cf5b"/>
    </style:style>
    <style:style style:name="P2" style:family="paragraph" style:parent-style-name="Table_20_Contents">
      <style:text-properties officeooo:rsid="000575bf" officeooo:paragraph-rsid="00057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Задача 1. В лекции были рассмотрены только бинарные операторы, такие как +, -, *, =. Однако подход с обратной польской нотацией гораздо более универсален и может обрабатывать любые функции, а также унарные операторы. </text:p>
      <text:p text:style-name="P1"><text:tab/>Вам предлагается, используя классы из лекции, реализовать вычислительный движок, который помимо операций был бы в состоянии вычислять выражения со следующими операторами:</text:p>
      <text:p text:style-name="P1"><text:tab/>1) Факториал. Формат: x! . Оператор только от одного значения.</text:p>
      <text:p text:style-name="P1"><text:tab/>2) Максимум из трех. Формат: max(x, y, z). Оператор сразу от трех значений.</text:p>
      <text:p text:style-name="P1"/>
      <text:p text:style-name="P1"><text:tab/>Задача 2. На вход подается число N, S и после этого N чисел. Необходимо узнать, возможно ли выставить скобки а также основные арифметические операции + - * / между этими числами таким образом, чтобы после вычисления полученного выражения получилось число S.</text:p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">Вход</text:p>
          </table:table-cell>
          <table:table-cell table:style-name="Таблица1.B1" office:value-type="string">
            <text:p text:style-name="P2">Выход</text:p>
          </table:table-cell>
        </table:table-row>
        <table:table-row>
          <table:table-cell table:style-name="Таблица1.A2" office:value-type="string">
            <text:p text:style-name="P2">3 4</text:p>
            <text:p text:style-name="P2">1 2 3</text:p>
          </table:table-cell>
          <table:table-cell table:style-name="Таблица1.B2" office:value-type="string">
            <text:p text:style-name="P2">No</text:p>
          </table:table-cell>
        </table:table-row>
        <table:table-row>
          <table:table-cell table:style-name="Таблица1.A2" office:value-type="string">
            <text:p text:style-name="P2">3 6</text:p>
            <text:p text:style-name="P2">1 2 3</text:p>
          </table:table-cell>
          <table:table-cell table:style-name="Таблица1.B2" office:value-type="string">
            <text:p text:style-name="P2">Y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9:37:39.941934399</meta:creation-date>
    <dc:date>2017-01-16T21:42:58.593058010</dc:date>
    <meta:editing-duration>PT2H5M20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13" meta:word-count="132" meta:character-count="816" meta:non-whitespace-character-count="691"/>
  </office:meta>
</office:document-meta>
</file>